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7.874cm"/>
    </style:style>
    <style:style style:name="Table1.B" style:family="table-column">
      <style:table-column-properties style:column-width="9.126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3.217cm"/>
    </style:style>
    <style:style style:name="Table2.B" style:family="table-column">
      <style:table-column-properties style:column-width="3.701cm"/>
    </style:style>
    <style:style style:name="Table2.C" style:family="table-column">
      <style:table-column-properties style:column-width="10.082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1.328cm"/>
    </style:style>
    <style:style style:name="Table3.B" style:family="table-column">
      <style:table-column-properties style:column-width="15.672cm"/>
    </style:style>
    <style:style style:name="Table3.A1" style:family="table-cell">
      <style:table-cell-properties style:vertical-align="middle" fo:padding="0.049cm" fo:border="none"/>
    </style:style>
    <style:style style:name="P1" style:family="paragraph" style:parent-style-name="Standard">
      <style:paragraph-properties fo:line-height="115%"/>
    </style:style>
    <style:style style:name="P2" style:family="paragraph" style:parent-style-name="Standard">
      <style:paragraph-properties fo:line-height="115%"/>
      <style:text-properties style:font-name="Abyssinica SIL"/>
    </style:style>
    <style:style style:name="P3" style:family="paragraph" style:parent-style-name="Standard">
      <style:paragraph-properties fo:line-height="115%"/>
      <style:text-properties style:font-name="Abyssinica SIL"/>
    </style:style>
    <style:style style:name="P4" style:family="paragraph" style:parent-style-name="Standard" style:list-style-name="L1">
      <style:paragraph-properties fo:line-height="115%"/>
      <style:text-properties style:font-name="Abyssinica SIL"/>
    </style:style>
    <style:style style:name="P5" style:family="paragraph" style:parent-style-name="Standard" style:list-style-name="L2">
      <style:paragraph-properties fo:line-height="115%"/>
      <style:text-properties style:font-name="Abyssinica SIL"/>
    </style:style>
    <style:style style:name="P6" style:family="paragraph" style:parent-style-name="Standard" style:list-style-name="L3">
      <style:paragraph-properties fo:line-height="115%"/>
      <style:text-properties style:font-name="Abyssinica SIL"/>
    </style:style>
    <style:style style:name="P7" style:family="paragraph" style:parent-style-name="Standard">
      <style:paragraph-properties fo:line-height="115%"/>
      <style:text-properties style:font-name="Abyssinica SIL" fo:font-weight="bold" style:font-weight-asian="bold" style:font-weight-complex="bold"/>
    </style:style>
    <style:style style:name="P8" style:family="paragraph" style:parent-style-name="Standard">
      <style:paragraph-properties fo:line-height="115%"/>
      <style:text-properties style:font-name="Abyssinica SIL" fo:font-size="14pt" fo:font-weight="bold" style:font-weight-asian="bold" style:font-weight-complex="bold"/>
    </style:style>
    <style:style style:name="P9" style:family="paragraph" style:parent-style-name="Standard">
      <style:paragraph-properties fo:line-height="115%"/>
    </style:style>
    <style:style style:name="P10" style:family="paragraph" style:parent-style-name="Standard" style:list-style-name="L3">
      <style:paragraph-properties fo:line-height="115%"/>
    </style:style>
    <style:style style:name="P11" style:family="paragraph" style:parent-style-name="Standard" style:list-style-name="L4">
      <style:paragraph-properties fo:line-height="115%"/>
    </style:style>
    <style:style style:name="P12" style:family="paragraph" style:parent-style-name="Standard" style:list-style-name="L5">
      <style:paragraph-properties fo:line-height="115%"/>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243436" style:font-weight-asian="bold" style:font-weight-complex="bold"/>
    </style:style>
    <style:style style:name="T4" style:family="text">
      <style:text-properties officeooo:rsid="00243436"/>
    </style:style>
    <style:style style:name="T5" style:family="text">
      <style:text-properties officeooo:rsid="00291468"/>
    </style:style>
    <style:style style:name="T6" style:family="text">
      <style:text-properties style:font-name="Abyssinica SIL"/>
    </style:style>
    <style:style style:name="T7" style:family="text">
      <style:text-properties style:font-name="Abyssinica SIL" fo:font-weight="bold" style:font-weight-asian="bold" style:font-weight-complex="bold"/>
    </style:style>
    <style:style style:name="T8" style:family="text">
      <style:text-properties style:font-name="Abyssinica SIL" officeooo:rsid="00266703"/>
    </style:style>
    <style:style style:name="T9" style:family="text">
      <style:text-properties style:font-name="Abyssinica SIL" fo:font-size="14pt" fo:font-weight="bold" officeooo:rsid="0024fbb4" style:font-weight-asian="bold" style:font-weight-complex="bold"/>
    </style:style>
    <style:style style:name="T10" style:family="text">
      <style:text-properties style:font-name="Abyssinica SIL" fo:font-size="10pt" fo:font-weight="normal" officeooo:rsid="0024fbb4" style:font-size-asian="10pt" style:font-weight-asian="normal" style:font-size-complex="10pt" style:font-weight-complex="normal"/>
    </style:style>
    <style:style style:name="T11" style:family="text">
      <style:text-properties style:font-name="Abyssinica SIL" fo:font-size="12pt"/>
    </style:style>
    <style:style style:name="T12" style:family="text">
      <style:text-properties style:font-name="Abyssinica SIL" fo:font-size="12pt" officeooo:rsid="0027c69e"/>
    </style:style>
    <style:style style:name="T13" style:family="text">
      <style:text-properties style:font-name="Abyssinica SIL" fo:font-size="12pt" fo:font-weight="normal" officeooo:rsid="00291468" style:font-weight-asian="normal" style:font-weight-complex="normal"/>
    </style:style>
    <style:style style:name="T14" style:family="text">
      <style:text-properties style:font-name="Abyssinica SIL" fo:font-size="12pt" fo:font-weight="bold" officeooo:rsid="00291468" style:font-weight-asian="normal" style:font-weight-complex="normal"/>
    </style:style>
    <style:style style:name="T15" style:family="text">
      <style:text-properties style:font-name="Abyssinica SIL" officeooo:rsid="00291468"/>
    </style:style>
    <style:style style:name="T16" style:family="text">
      <style:text-properties style:font-name="Abyssinica SIL" officeooo:rsid="002a072b"/>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ifference between Ant and Maven</text:p>
      <text:p text:style-name="P2"><text:span text:style-name="T1">Ant</text:span> and <text:span text:style-name="T1">Maven</text:span> both are build tools provided by Apache. The main purpose of these technologies is to ease the build process of a project.</text:p>
      <text:p text:style-name="P2">There are many differences between ant and maven that are given below:</text:p>
      <table:table table:name="Table1" table:style-name="Table1">
        <table:table-column table:style-name="Table1.A"/>
        <table:table-column table:style-name="Table1.B"/>
        <table:table-row>
          <table:table-cell table:style-name="Table1.A1" office:value-type="string">
            <text:p text:style-name="P2">Ant</text:p>
          </table:table-cell>
          <table:table-cell table:style-name="Table1.A1" office:value-type="string">
            <text:p text:style-name="P2">Maven</text:p>
          </table:table-cell>
        </table:table-row>
        <table:table-row>
          <table:table-cell table:style-name="Table1.A1" office:value-type="string">
            <text:p text:style-name="P2">Ant <text:span text:style-name="T1">doesn't has formal conventions</text:span>, so we need to provide information of the project structure in build.xml file.</text:p>
          </table:table-cell>
          <table:table-cell table:style-name="Table1.A1" office:value-type="string">
            <text:p text:style-name="P2">Maven <text:span text:style-name="T1">has a convention</text:span> to place source code, compiled code etc. So we don't need to provide information about the project structure in pom.xml file.</text:p>
          </table:table-cell>
        </table:table-row>
        <table:table-row>
          <table:table-cell table:style-name="Table1.A1" office:value-type="string">
            <text:p text:style-name="P2">Ant is <text:span text:style-name="T1">procedural</text:span>, you need to provide information about what to do and when to do through code. You need to provide order.</text:p>
          </table:table-cell>
          <table:table-cell table:style-name="Table1.A1" office:value-type="string">
            <text:p text:style-name="P2">Maven is <text:span text:style-name="T1">declarative</text:span>, everything you define in the pom.xml file.</text:p>
          </table:table-cell>
        </table:table-row>
        <table:table-row>
          <table:table-cell table:style-name="Table1.A1" office:value-type="string">
            <text:p text:style-name="P2">There is <text:span text:style-name="T1">no life cycle</text:span> in Ant.</text:p>
          </table:table-cell>
          <table:table-cell table:style-name="Table1.A1" office:value-type="string">
            <text:p text:style-name="P2">There is <text:span text:style-name="T1">life cycle</text:span> in Maven.</text:p>
          </table:table-cell>
        </table:table-row>
        <table:table-row>
          <table:table-cell table:style-name="Table1.A1" office:value-type="string">
            <text:p text:style-name="P2">It is <text:span text:style-name="T1">a tool</text:span> box.</text:p>
          </table:table-cell>
          <table:table-cell table:style-name="Table1.A1" office:value-type="string">
            <text:p text:style-name="P2">It is <text:span text:style-name="T1">a framework</text:span>.</text:p>
          </table:table-cell>
        </table:table-row>
        <table:table-row>
          <table:table-cell table:style-name="Table1.A1" office:value-type="string">
            <text:p text:style-name="P2">It is <text:span text:style-name="T1">mainly a build tool</text:span>.</text:p>
          </table:table-cell>
          <table:table-cell table:style-name="Table1.A1" office:value-type="string">
            <text:p text:style-name="P2">It is <text:span text:style-name="T1">mainly a project management tool</text:span>.</text:p>
          </table:table-cell>
        </table:table-row>
        <table:table-row>
          <table:table-cell table:style-name="Table1.A1" office:value-type="string">
            <text:p text:style-name="P2">The ant scripts are <text:span text:style-name="T1">not reusable</text:span>.</text:p>
          </table:table-cell>
          <table:table-cell table:style-name="Table1.A1" office:value-type="string">
            <text:p text:style-name="P2">The maven plugins are <text:span text:style-name="T1">reusable</text:span>.</text:p>
          </table:table-cell>
        </table:table-row>
        <table:table-row>
          <table:table-cell table:style-name="Table1.A1" office:value-type="string">
            <text:p text:style-name="P2">It is <text:span text:style-name="T1">less preferred</text:span> than Maven.</text:p>
          </table:table-cell>
          <table:table-cell table:style-name="Table1.A1" office:value-type="string">
            <text:p text:style-name="P2">It is <text:span text:style-name="T1">more preferred</text:span> than Ant.</text:p>
          </table:table-cell>
        </table:table-row>
      </table:table>
      <text:p text:style-name="P2"/>
      <text:p text:style-name="P2">2)<text:span text:style-name="T2">how do you create <text:s/>a jar/war file in mvn</text:span></text:p>
      <text:p text:style-name="P2">Specify “war” packaging at the top of your pom.xml.</text:p>
      <text:p text:style-name="P2"/>
      <text:p text:style-name="P2">3)<text:span text:style-name="T2">what is the difference between maven install and deploy.</text:span></text:p>
      <text:p text:style-name="P1"><text:span text:style-name="Source_20_Text"><text:span text:style-name="T6">mvn:install</text:span></text:span><text:span text:style-name="T6"> copies your packaged Maven module to your local repository (by default, in </text:span><text:span text:style-name="Source_20_Text"><text:span text:style-name="T6">~/.m2/repository</text:span></text:span><text:span text:style-name="T6">), to be accessed by other local Maven builds.</text:span></text:p>
      <text:p text:style-name="P1"><text:span text:style-name="Source_20_Text"><text:span text:style-name="T6">mvn:deploy</text:span></text:span><text:span text:style-name="T6"> uploads your packaged Maven module to another (usually remote) repository, to be accessed by other, not necessarily local, Maven builds.</text:span></text:p>
      <text:p text:style-name="P2"/>
      <text:p text:style-name="P2">4<text:span text:style-name="T2">)mvn life build cylcle</text:span></text:p>
      <text:p text:style-name="P2">A Build Lifecycle is a well-defined sequence of phases, which define the order in which the goals are to be executed. Here phase represents a stage in life cycle. As an example, a typical <text:span text:style-name="T1">Maven Build Lifecycle</text:span> consists of the following sequence of phases.</text:p>
      <table:table table:name="Table2" table:style-name="Table2">
        <table:table-column table:style-name="Table2.A"/>
        <table:table-column table:style-name="Table2.B"/>
        <table:table-column table:style-name="Table2.C"/>
        <table:table-row>
          <table:table-cell table:style-name="Table2.A1" office:value-type="string">
            <text:p text:style-name="P2">Phase</text:p>
          </table:table-cell>
          <table:table-cell table:style-name="Table2.A1" office:value-type="string">
            <text:p text:style-name="P2">Handles</text:p>
          </table:table-cell>
          <table:table-cell table:style-name="Table2.A1" office:value-type="string">
            <text:p text:style-name="P2">Description</text:p>
          </table:table-cell>
        </table:table-row>
        <table:table-row>
          <table:table-cell table:style-name="Table2.A1" office:value-type="string">
            <text:p text:style-name="P2">prepare-resources</text:p>
          </table:table-cell>
          <table:table-cell table:style-name="Table2.A1" office:value-type="string">
            <text:p text:style-name="P2">resource copying</text:p>
          </table:table-cell>
          <table:table-cell table:style-name="Table2.A1" office:value-type="string">
            <text:p text:style-name="P2">Resource copying can be customized in this phase.</text:p>
          </table:table-cell>
        </table:table-row>
        <table:table-row>
          <table:table-cell table:style-name="Table2.A1" office:value-type="string">
            <text:p text:style-name="P2">validate</text:p>
          </table:table-cell>
          <table:table-cell table:style-name="Table2.A1" office:value-type="string">
            <text:p text:style-name="P2">Validating the information</text:p>
          </table:table-cell>
          <table:table-cell table:style-name="Table2.A1" office:value-type="string">
            <text:p text:style-name="P2">Validates if the project is correct and if all necessary information is available.</text:p>
          </table:table-cell>
        </table:table-row>
        <table:table-row>
          <table:table-cell table:style-name="Table2.A1" office:value-type="string">
            <text:p text:style-name="P2">compile</text:p>
          </table:table-cell>
          <table:table-cell table:style-name="Table2.A1" office:value-type="string">
            <text:p text:style-name="P2">compilation</text:p>
          </table:table-cell>
          <table:table-cell table:style-name="Table2.A1" office:value-type="string">
            <text:p text:style-name="P2">Source code compilation is done in this phase.</text:p>
          </table:table-cell>
        </table:table-row>
        <table:table-row>
          <table:table-cell table:style-name="Table2.A1" office:value-type="string">
            <text:p text:style-name="P2">Test</text:p>
          </table:table-cell>
          <table:table-cell table:style-name="Table2.A1" office:value-type="string">
            <text:p text:style-name="P2">Testing</text:p>
          </table:table-cell>
          <table:table-cell table:style-name="Table2.A1" office:value-type="string">
            <text:p text:style-name="P2">Tests the compiled source code suitable for testing framework.</text:p>
          </table:table-cell>
        </table:table-row>
        <text:soft-page-break/>
        <table:table-row>
          <table:table-cell table:style-name="Table2.A1" office:value-type="string">
            <text:p text:style-name="P2">package</text:p>
          </table:table-cell>
          <table:table-cell table:style-name="Table2.A1" office:value-type="string">
            <text:p text:style-name="P2">packaging</text:p>
          </table:table-cell>
          <table:table-cell table:style-name="Table2.A1" office:value-type="string">
            <text:p text:style-name="P2">This phase creates the JAR/WAR package as mentioned in the packaging in POM.xml.</text:p>
          </table:table-cell>
        </table:table-row>
        <table:table-row>
          <table:table-cell table:style-name="Table2.A1" office:value-type="string">
            <text:p text:style-name="P2">install</text:p>
          </table:table-cell>
          <table:table-cell table:style-name="Table2.A1" office:value-type="string">
            <text:p text:style-name="P2">installation</text:p>
          </table:table-cell>
          <table:table-cell table:style-name="Table2.A1" office:value-type="string">
            <text:p text:style-name="P2">This phase installs the package in local/remote maven repository.</text:p>
          </table:table-cell>
        </table:table-row>
        <table:table-row>
          <table:table-cell table:style-name="Table2.A1" office:value-type="string">
            <text:p text:style-name="P2">Deploy</text:p>
          </table:table-cell>
          <table:table-cell table:style-name="Table2.A1" office:value-type="string">
            <text:p text:style-name="P2">Deploying</text:p>
          </table:table-cell>
          <table:table-cell table:style-name="Table2.A1" office:value-type="string">
            <text:p text:style-name="P2">Copies the final package to the remote repository.</text:p>
          </table:table-cell>
        </table:table-row>
      </table:table>
      <text:p text:style-name="P2"/>
      <text:p text:style-name="P7">Site Lifecycle</text:p>
      <text:p text:style-name="P2">Maven Site plugin is generally used to create fresh documentation to create reports, deploy site, etc. It has the following phases −</text:p>
      <text:list xml:id="list1707737417" text:style-name="L1">
        <text:list-item>
          <text:p text:style-name="P4">pre-site </text:p>
        </text:list-item>
        <text:list-item>
          <text:p text:style-name="P4">site </text:p>
        </text:list-item>
        <text:list-item>
          <text:p text:style-name="P4">post-site </text:p>
        </text:list-item>
        <text:list-item>
          <text:p text:style-name="P4">site-deploy </text:p>
        </text:list-item>
      </text:list>
      <text:p text:style-name="P2"><text:span text:style-name="T4">5) </text:span><text:span text:style-name="T2">What Is Maven?</text:span></text:p>
      <text:p text:style-name="P2"><text:span text:style-name="T1">Apache Maven Is</text:span> Powerful Java <text:span text:style-name="T1">project management</text:span> and <text:span text:style-name="T1">build management tool</text:span>. That means we can manage java project builds very easily using maven. Maven can helps you to <text:span text:style-name="T1">minimize </text:span>your project and build management <text:span text:style-name="T1">time and efforts</text:span>. It Is fine to manage project manually If It Is small. But If project Is very large or there are many projects then It Is very hard for developer to manage each of them manually.</text:p>
      <text:p text:style-name="P2"/>
      <text:p text:style-name="P2">Using maven build tool, You can setup all those things which required to run your project code Independently. Maven provides common platform to generate source code, compiling and packaging code.</text:p>
      <text:p text:style-name="P2"/>
      <text:p text:style-name="P2">Main objectives of maven build tool are as bellow.</text:p>
      <text:list xml:id="list2188764752" text:style-name="L2">
        <text:list-item>
          <text:p text:style-name="P5">It makes project build process easy. </text:p>
        </text:list-item>
        <text:list-item>
          <text:p text:style-name="P5">It provides easy and uniform build system. </text:p>
        </text:list-item>
        <text:list-item>
          <text:p text:style-name="P5">It provides quality project document Information. </text:p>
        </text:list-item>
        <text:list-item>
          <text:p text:style-name="P5">Managing project dependencies. </text:p>
        </text:list-item>
        <text:list-item>
          <text:p text:style-name="P5">Provides guild lines for better project management practices. </text:p>
        </text:list-item>
        <text:list-item>
          <text:p text:style-name="P5">Facilitate easy and transparent migration to new features. </text:p>
        </text:list-item>
        <text:list-item>
          <text:p text:style-name="P5">It allows to build project using project object model (POM). </text:p>
        </text:list-item>
        <text:list-item>
          <text:p text:style-name="P5">It downloads required dependency's jar files automatically from Maven central repositories. </text:p>
        </text:list-item>
      </text:list>
      <text:p text:style-name="P7"><text:span text:style-name="T4">6) </text:span>what is groupid artifactid version in mvn</text:p>
      <text:p text:style-name="P2"><text:span text:style-name="T3">7) </text:span><text:span text:style-name="T2">what are mandatory attributes in pom.xml</text:span> ?</text:p>
      <text:p text:style-name="P1"><text:span text:style-name="Strong_20_Emphasis"><text:span text:style-name="Source_20_Text"><text:span text:style-name="T6">groupId</text:span></text:span></text:span><text:span text:style-name="T6"> will identify your project uniquely across all projects, so we need to enforce a naming schema. It has to follow the package name rules, what means that has to be at least as a domain name you control, and you can create as many subgroups as you want. </text:span><text:a xlink:type="simple" xlink:href="http://java.sun.com/docs/books/jls/third_edition/html/packages.html#7.7" text:style-name="Internet_20_link" text:visited-style-name="Visited_20_Internet_20_Link"><text:span text:style-name="T6">Look at More information about package names</text:span></text:a><text:span text:style-name="T6">.</text:span></text:p>
      <text:list xml:id="list2909514710" text:style-name="L3">
        <text:list-header>
          <text:p text:style-name="P10"><text:span text:style-name="T6">eg. </text:span><text:span text:style-name="Source_20_Text"><text:span text:style-name="T6">org.apache.maven</text:span></text:span><text:span text:style-name="T6">, </text:span><text:span text:style-name="Source_20_Text"><text:span text:style-name="T6">org.apache.commons</text:span></text:span></text:p>
          <text:p text:style-name="P6"><text:soft-page-break/>A good way to determine the granularity of the groupId is to use the project structure. That is, if the current project is a multiple module project, it should append a new identifier to the parent's groupId.</text:p>
          <text:p text:style-name="P10"><text:span text:style-name="T6">eg. </text:span><text:span text:style-name="Source_20_Text"><text:span text:style-name="T6">org.apache.maven</text:span></text:span><text:span text:style-name="T6">, </text:span><text:span text:style-name="Source_20_Text"><text:span text:style-name="T6">org.apache.maven.plugins</text:span></text:span><text:span text:style-name="T6">, </text:span><text:span text:style-name="Source_20_Text"><text:span text:style-name="T6">org.apache.maven.reporting</text:span></text:span></text:p>
        </text:list-header>
        <text:list-item>
          <text:p text:style-name="P10"><text:span text:style-name="Strong_20_Emphasis"><text:span text:style-name="Source_20_Text"><text:span text:style-name="T6">artifactId</text:span></text:span></text:span><text:span text:style-name="T6"> is the name of the jar without version. If you created it then you can choose whatever name you want with lowercase letters and no strange symbols. If it's a third party jar you have to take the name of the jar as it's distributed.</text:span></text:p>
          <text:p text:style-name="P10"><text:span text:style-name="T6">eg. </text:span><text:span text:style-name="Source_20_Text"><text:span text:style-name="T6">maven</text:span></text:span><text:span text:style-name="T6">, </text:span><text:span text:style-name="Source_20_Text"><text:span text:style-name="T6">commons-math</text:span></text:span></text:p>
        </text:list-item>
        <text:list-item>
          <text:p text:style-name="P10"><text:span text:style-name="Strong_20_Emphasis"><text:span text:style-name="Source_20_Text"><text:span text:style-name="T6">version</text:span></text:span></text:span><text:span text:style-name="T6"> if you distribute it then you can choose any typical version with numbers and dots (1.0, 1.1, 1.0.1, ...). Don't use dates as they are usually associated with SNAPSHOT (nightly) builds. If it's a third party artifact, you have to use their version number whatever it is, and as strange as it can look.</text:span></text:p>
          <text:p text:style-name="P10"><text:span text:style-name="T6">eg. </text:span><text:span text:style-name="Source_20_Text"><text:span text:style-name="T6">2.0</text:span></text:span><text:span text:style-name="T6">, </text:span><text:span text:style-name="Source_20_Text"><text:span text:style-name="T6">2.0.1</text:span></text:span><text:span text:style-name="T6">, </text:span><text:span text:style-name="Source_20_Text"><text:span text:style-name="T6">1.3.1</text:span></text:span></text:p>
        </text:list-item>
      </text:list>
      <text:p text:style-name="P2"><text:span text:style-name="T4">8) </text:span><text:span text:style-name="T2">what are mvn coordinates</text:span></text:p>
      <text:p text:style-name="P1"><text:span text:style-name="T6">Maven coordinates identify</text:span><text:bookmark text:name="id69"/><text:span text:style-name="T6"> uniquely a project, a dependency, or a plugin defined in POM. Each entity is uniquely identified by the combination of a group identifier, an artifact identifier, and the version (and, of course, with the packaging and the classifier). The group identifier is a way of grouping different Maven artifacts. For example, a set of artifacts produced by a company can be grouped under the same group identifier. The artifact identifier is the way you identify an artifact, which could be JAR, WAR, or any other type of an artifact uniquely within a given group. The </text:span><text:span text:style-name="Source_20_Text"><text:span text:style-name="T6">version</text:span></text:span><text:span text:style-name="T6"> element lets you keep the same artifact in different versions in the same repository.</text:span></text:p>
      <text:p text:style-name="P2"><text:bookmark text:name="note11"/>Note</text:p>
      <text:p text:style-name="P1"><text:span text:style-name="T6">A valid Maven POM file must have </text:span><text:span text:style-name="Source_20_Text"><text:span text:style-name="T6">groupId</text:span></text:span><text:span text:style-name="T6">, </text:span><text:span text:style-name="Source_20_Text"><text:span text:style-name="T6">artifactId</text:span></text:span><text:span text:style-name="T6">, and </text:span><text:span text:style-name="Source_20_Text"><text:span text:style-name="T6">version</text:span></text:span><text:span text:style-name="T6">. The groupId and the version elements can also be inherited from the parent POM file.</text:span></text:p>
      <text:p text:style-name="P7">9) <text:s/>what is the difference between 1.0 snapshot and 1.0-release</text:p>
      <text:p text:style-name="P2">A SNAPSHOT version in Maven is the one that has not been released.</text:p>
      <text:p text:style-name="P2">Before every release version there is a SNAPSHOT version. Before 1.0 release there will be 1.0-SNAPSHOT.</text:p>
      <text:p text:style-name="P2">If we download 1.0-SNAPSHOT today then we may get different set of files than the one we get on downloading it yesterday. SNAPSHOT version can keep getting changes in it since it is under development.</text:p>
      <text:p text:style-name="P2">But release version always gives exactly same set files with each download.</text:p>
      <text:p text:style-name="P7">10) what is the default naming convention <text:s/>of an artifact in mvn(jar/war)?</text:p>
      <text:p text:style-name="P2">The deafault naming convention of an artifact is <text:span text:style-name="T2">jar</text:span></text:p>
      <text:p text:style-name="P2">if we want to change the naming convention from jar to war by defaultly we have to add </text:p>
      <text:p text:style-name="P2">-DarchetypeArtifactId=maven-archetype-webapp</text:p>
      <text:p text:style-name="P2">-DarchetypeArtifactId = maven-archetype-<text:span text:style-name="T5">webapp</text:span> </text:p>
      <text:p text:style-name="P2">11) how do you generat mvn site</text:p>
      <text:p text:style-name="P2"><text:soft-page-break/>Generating the site is very simple, and fast!</text:p>
      <text:p text:style-name="P2">mvn site</text:p>
      <text:p text:style-name="P2"/>
      <text:p text:style-name="P1"><text:span text:style-name="Teletype"><text:span text:style-name="T6">To be able to deploy the site, you must first declare a location to distribute to in your </text:span></text:span><text:span text:style-name="Teletype"><text:span text:style-name="T7">pom.xml</text:span></text:span></text:p>
      <text:p text:style-name="P1"><text:span text:style-name="Teletype"><text:span text:style-name="T6"/></text:span></text:p>
      <text:p text:style-name="P1"><text:span text:style-name="Teletype"><text:span text:style-name="T6"/></text:span></text:p>
      <text:p text:style-name="P1"><text:span text:style-name="Teletype"><text:span text:style-name="T6">&lt;project&gt;</text:span></text:span></text:p>
      <text:p text:style-name="P2"><text:s text:c="2"/>...</text:p>
      <text:p text:style-name="P2"><text:s text:c="2"/>&lt;distributionManagement&gt;</text:p>
      <text:p text:style-name="P2"><text:s text:c="4"/>&lt;site&gt;</text:p>
      <text:p text:style-name="P2"><text:s text:c="6"/>&lt;id&gt;website&lt;/id&gt;</text:p>
      <text:p text:style-name="P2"><text:s text:c="6"/>&lt;url&gt;scp://www.mycompany.com/www/docs/project/&lt;/url&gt;</text:p>
      <text:p text:style-name="P2"><text:s text:c="4"/>&lt;/site&gt;</text:p>
      <text:p text:style-name="P2"><text:s text:c="2"/>&lt;/distributionManagement&gt;</text:p>
      <text:p text:style-name="P2"><text:s text:c="2"/>...</text:p>
      <text:p text:style-name="P2">&lt;/project&gt;</text:p>
      <text:p text:style-name="P1"><text:span text:style-name="T6">The </text:span><text:span text:style-name="Teletype"><text:span text:style-name="T6">&lt;id&gt;</text:span></text:span><text:span text:style-name="T6"> element identifies the repository, so that you can attach credentials to it in your </text:span><text:span text:style-name="Teletype"><text:span text:style-name="T6">settings.xml</text:span></text:span><text:span text:style-name="T6"> file using the </text:span><text:a xlink:type="simple" xlink:href="https://maven.apache.org/settings.html#Servers" text:style-name="Internet_20_link" text:visited-style-name="Visited_20_Internet_20_Link"><text:span text:style-name="Teletype"><text:span text:style-name="T6">&lt;servers&gt;</text:span></text:span></text:a><text:a xlink:type="simple" xlink:href="https://maven.apache.org/settings.html#Servers" text:style-name="Internet_20_link" text:visited-style-name="Visited_20_Internet_20_Link"><text:span text:style-name="T6"> element</text:span></text:a><text:span text:style-name="T6"> as you would for any other repository.</text:span></text:p>
      <text:p text:style-name="P1"><text:span text:style-name="T6">The </text:span><text:span text:style-name="Teletype"><text:span text:style-name="T6">&lt;url&gt;</text:span></text:span><text:span text:style-name="T6"> gives the location to deploy to. Currently, only SSH is supported, as above which copies to the host </text:span><text:span text:style-name="Teletype"><text:span text:style-name="T6">www.mycompany.com</text:span></text:span><text:span text:style-name="T6"> in the path </text:span><text:span text:style-name="Teletype"><text:span text:style-name="T6">/www/docs/project/</text:span></text:span><text:span text:style-name="T6">. If subprojects inherit the site URL from a parent POM, they will automatically append their </text:span><text:span text:style-name="Teletype"><text:span text:style-name="T6">&lt;artifactId&gt;</text:span></text:span><text:span text:style-name="T6"> to form their effective deployment location.</text:span></text:p>
      <text:p text:style-name="P2">How to add Dependcies into pom.xml</text:p>
      <text:p text:style-name="P1"><text:span text:style-name="T8">in the pom.xml file </text:span><text:span text:style-name="T6">create another tag </text:span><text:span text:style-name="Source_20_Text"><text:span text:style-name="T7">dependency</text:span></text:span><text:span text:style-name="T6"> inside </text:span><text:span text:style-name="Source_20_Text"><text:span text:style-name="T6">&lt;</text:span></text:span><text:span text:style-name="Source_20_Text"><text:span text:style-name="T7">dependencies</text:span></text:span><text:span text:style-name="Source_20_Text"><text:span text:style-name="T6">&gt;</text:span></text:span><text:span text:style-name="T6"> tag.</text:span></text:p>
      <text:p text:style-name="P1"><text:span text:style-name="Teletype"><text:span text:style-name="Source_20_Text"><text:span text:style-name="T9"><text:s/></text:span></text:span></text:span><text:span text:style-name="Teletype"><text:span text:style-name="Source_20_Text"><text:span text:style-name="T10">&lt;dependencies&gt;</text:span></text:span></text:span></text:p>
      <text:p text:style-name="P1"><text:span text:style-name="Source_20_Text"><text:span text:style-name="T6"><text:s text:c="4"/>&lt;dependency&gt;</text:span></text:span></text:p>
      <text:p text:style-name="P1"><text:span text:style-name="Source_20_Text"><text:span text:style-name="T6"><text:s text:c="8"/>&lt;groupId&gt;com.amazonaws&lt;/groupId&gt;</text:span></text:span></text:p>
      <text:p text:style-name="P1"><text:span text:style-name="Source_20_Text"><text:span text:style-name="T6"><text:s text:c="8"/>&lt;artifactId&gt;aws-lambda-java-core&lt;/artifactId&gt;</text:span></text:span></text:p>
      <text:p text:style-name="P1"><text:span text:style-name="Source_20_Text"><text:span text:style-name="T6"><text:s text:c="8"/>&lt;version&gt;1.0.0&lt;/version&gt;</text:span></text:span></text:p>
      <text:p text:style-name="P1"><text:span text:style-name="Source_20_Text"><text:span text:style-name="T6"><text:s text:c="4"/>&lt;/dependency&gt;</text:span></text:span></text:p>
      <text:p text:style-name="P1"><text:span text:style-name="Source_20_Text"><text:span text:style-name="T6"><text:s text:c="2"/>&lt;/dependencies&gt;</text:span></text:span></text:p>
      <text:p text:style-name="P1"><text:span text:style-name="Teletype"><text:span text:style-name="T6">how do you clean a buil in mvn</text:span></text:span></text:p>
      <text:p text:style-name="P1"><text:span text:style-name="Teletype"><text:span text:style-name="Source_20_Text"><text:span text:style-name="T6">clean</text:span></text:span></text:span><text:span text:style-name="Teletype"><text:span text:style-name="T6"> and </text:span></text:span><text:span text:style-name="Teletype"><text:span text:style-name="Source_20_Text"><text:span text:style-name="T6">install</text:span></text:span></text:span><text:span text:style-name="Teletype"><text:span text:style-name="T6"> are </text:span></text:span><text:a xlink:type="simple" xlink:href="http://maven.apache.org/guides/introduction/introduction-to-the-lifecycle.html#Lifecycle_Reference" text:style-name="Internet_20_link" text:visited-style-name="Visited_20_Internet_20_Link"><text:span text:style-name="Teletype"><text:span text:style-name="T6">two different lifecycle phases</text:span></text:span></text:a><text:span text:style-name="Teletype"><text:span text:style-name="T6">, to which </text:span></text:span><text:a xlink:type="simple" xlink:href="http://maven.apache.org/guides/introduction/introduction-to-the-lifecycle.html#Built-in_Lifecycle_Bindings" text:style-name="Internet_20_link" text:visited-style-name="Visited_20_Internet_20_Link"><text:span text:style-name="Teletype"><text:span text:style-name="T6">different plugin executions are bound</text:span></text:span></text:a><text:span text:style-name="Teletype"><text:span text:style-name="T6"> (either per default or </text:span></text:span><text:a xlink:type="simple" xlink:href="http://maven.apache.org/guides/introduction/introduction-to-the-lifecycle.html#Plugins" text:style-name="Internet_20_link" text:visited-style-name="Visited_20_Internet_20_Link"><text:span text:style-name="Teletype"><text:span text:style-name="T6">explicitly in your pom.xml</text:span></text:span></text:a><text:span text:style-name="Teletype"><text:span text:style-name="T6">)</text:span></text:span></text:p>
      <text:p text:style-name="P1"><text:span text:style-name="Teletype"><text:span text:style-name="T11">The </text:span></text:span><text:span text:style-name="Teletype"><text:span text:style-name="Source_20_Text"><text:span text:style-name="T11">clean</text:span></text:span></text:span><text:span text:style-name="Teletype"><text:span text:style-name="T11"> phase, per convention, is meant to make a build reproducible, i.e. it cleans up anything that was created by previous builds</text:span></text:span></text:p>
      <text:p text:style-name="P1"><text:span text:style-name="Teletype"><text:span text:style-name="T11"/></text:span></text:p>
      <text:p text:style-name="P1"><text:span text:style-name="Teletype"><text:span text:style-name="T11"/></text:span></text:p>
      <text:p text:style-name="P1"><text:span text:style-name="Teletype"><text:span text:style-name="T11"/></text:span></text:p>
      <text:p text:style-name="P1"><text:span text:style-name="Teletype"><text:span text:style-name="T6"/></text:span></text:p>
      <text:p text:style-name="P1"><text:soft-page-break/><text:span text:style-name="Teletype"><text:span text:style-name="T7">what is a plugin</text:span></text:span></text:p>
      <text:p text:style-name="P1"><text:span text:style-name="Teletype"><text:span text:style-name="T12">A</text:span></text:span><text:span text:style-name="Teletype"><text:span text:style-name="T11"> piece of software code that you can “plug in” to another software application</text:span></text:span></text:p>
      <text:p text:style-name="P1"><text:span text:style-name="Teletype"><text:span text:style-name="T6">a plug-in is a software component that adds a specific feature to an existing computer program. When a program supports plug-ins, it enables customizationn</text:span></text:span></text:p>
      <text:p text:style-name="P1"><text:span text:style-name="Teletype"><text:span text:style-name="T6">what is the default path of artifacts in mvn</text:span></text:span></text:p>
      <text:p text:style-name="P1"><text:span text:style-name="Teletype"><text:span text:style-name="T6">Maven does support 3 types of repos:</text:span></text:span></text:p>
      <text:list xml:id="list3379337607" text:style-name="L4">
        <text:list-item>
          <text:p text:style-name="P11"><text:span text:style-name="Emphasis"><text:span text:style-name="T6">Local </text:span></text:span><text:span text:style-name="T6">– Folder location on the local Dev machine </text:span><text:span text:style-name="T15">(</text:span></text:p>
          <text:p text:style-name="P11"><text:span text:style-name="Source_20_Text"><text:span text:style-name="T6">Linux: /home/&lt;User_Name&gt;/.m2</text:span></text:span><text:span text:style-name="T15">)</text:span></text:p>
        </text:list-item>
        <text:list-item>
          <text:p text:style-name="P11"><text:span text:style-name="Emphasis"><text:span text:style-name="T6">Central</text:span></text:span><text:span text:style-name="T6"> – Repository provided by Maven community </text:span></text:p>
        </text:list-item>
        <text:list-item>
          <text:p text:style-name="P11"><text:span text:style-name="Emphasis"><text:span text:style-name="T6">Remote</text:span></text:span><text:span text:style-name="T6"> – Organization owned custom repository </text:span></text:p>
        </text:list-item>
      </text:list>
      <text:p text:style-name="P1"><text:span text:style-name="Teletype"><text:span text:style-name="T6"/></text:span></text:p>
      <text:p text:style-name="P1"><text:span text:style-name="Teletype"><text:span text:style-name="T6">If the repo is not present in this default location, it’s likely because some pre-existing configuration.</text:span></text:span></text:p>
      <text:p text:style-name="P1"><text:span text:style-name="T6">That config file is located in the Maven installation directory – in a folder called </text:span><text:span text:style-name="Emphasis"><text:span text:style-name="T7">conf</text:span></text:span><text:span text:style-name="T6"> – and is named </text:span><text:span text:style-name="Emphasis"><text:span text:style-name="T7">settings.xml</text:span></text:span><text:span text:style-name="T7">.</text:span></text:p>
      <text:p text:style-name="P2">Here’s the relevant configuration that determines the location of our missing local repo:</text:p>
      <text:p text:style-name="P1"><text:span text:style-name="Source_20_Text"><text:span text:style-name="T6">&lt;settings&gt;</text:span></text:span></text:p>
      <text:p text:style-name="P1"><text:span text:style-name="Source_20_Text"><text:span text:style-name="T6"><text:tab/>&lt;localRepository&gt;C:/maven_repository&lt;/localRepository&gt;..</text:span></text:span></text:p>
      <text:p text:style-name="P1"><text:span text:style-name="Source_20_Text"><text:span text:style-name="T6">&lt;/settings&gt;</text:span></text:span></text:p>
      <text:p text:style-name="P1"><text:span text:style-name="Source_20_Text"><text:span text:style-name="T6"/></text:span></text:p>
      <text:p text:style-name="P1"><text:span text:style-name="Teletype"><text:span text:style-name="T7">how do you create a project in mvn</text:span></text:span></text:p>
      <text:p text:style-name="P1"><text:span text:style-name="Teletype"><text:span text:style-name="T13">Maven uses </text:span></text:span><text:span text:style-name="Teletype"><text:span text:style-name="T14">archetype</text:span></text:span><text:span text:style-name="Teletype"><text:span text:style-name="T13"> plugins to create projects</text:span></text:span></text:p>
      <text:p text:style-name="P1"><text:span text:style-name="Teletype"><text:span text:style-name="T6">mvn archetype:generate</text:span></text:span></text:p>
      <text:p text:style-name="P2">-DgroupId = com.companyname.bank </text:p>
      <text:p text:style-name="P2">-DartifactId = consumerBanking </text:p>
      <text:p text:style-name="P2">-DarchetypeArtifactId = maven-archetype-<text:span text:style-name="T5">webapp</text:span> </text:p>
      <text:p text:style-name="P2">-DinteractiveMode = false</text:p>
      <text:p text:style-name="P2">it will generate a sample pom.xml file then run mvn install comand which involves all</text:p>
      <text:p text:style-name="P2">prepare-resources ,validate, compile,Test,package, install</text:p>
      <text:p text:style-name="P2">what are the different binary repos in mvn which one ur using for ur projct</text:p>
      <text:list xml:id="list100625679964140" text:continue-numbering="true" text:style-name="L4">
        <text:list-item>
          <text:p text:style-name="P11"><text:span text:style-name="Emphasis"><text:span text:style-name="T6">Local </text:span></text:span><text:span text:style-name="T6">– Folder location on the local Dev machine </text:span><text:span text:style-name="T15">(</text:span></text:p>
          <text:p text:style-name="P11"><text:span text:style-name="Source_20_Text"><text:span text:style-name="T6">Linux: /home/&lt;User_Name&gt;/.m2</text:span></text:span><text:span text:style-name="T15">)</text:span></text:p>
        </text:list-item>
        <text:list-item>
          <text:p text:style-name="P11"><text:span text:style-name="Emphasis"><text:span text:style-name="T6">Central</text:span></text:span><text:span text:style-name="T6"> – Repository provided by Maven community </text:span></text:p>
        </text:list-item>
        <text:list-item>
          <text:p text:style-name="P11"><text:span text:style-name="Emphasis"><text:span text:style-name="T6">Remote</text:span></text:span><text:span text:style-name="T6"> – Organization owned custom repository</text:span></text:p>
        </text:list-item>
      </text:list>
      <text:p text:style-name="P2"><text:span text:style-name="T2">how do you customiz the artifact of ur <text:s/>project(jar/war)</text:span> </text:p>
      <text:p text:style-name="P2">by default the artifact packageis jar if you wish to change it in to war just add</text:p>
      <text:p text:style-name="P2">-DarchetypeArtifactId = maven-archetype-<text:span text:style-name="T5">webapp</text:span> </text:p>
      <text:p text:style-name="P2">what is transitive dependency in maven</text:p>
      <text:p text:style-name="P2"><text:span text:style-name="T1">Transitive dependencies</text:span> are one of the features that make <text:span text:style-name="T1">maven</text:span>SW extremely powerful</text:p>
      <text:p text:style-name="P1"><text:soft-page-break/><text:span text:style-name="T16">t</text:span><text:span text:style-name="T6">ransitive dependencies are one of the features that make maven</text:span><text:a xlink:type="simple" xlink:href="http://maven.apache.org/" text:style-name="Internet_20_link" text:visited-style-name="Visited_20_Internet_20_Link"><text:span text:style-name="T6">S</text:span></text:a><text:a xlink:type="simple" xlink:href="http://en.wikipedia.org/wiki/Apache_Maven" text:style-name="Internet_20_link" text:visited-style-name="Visited_20_Internet_20_Link"><text:span text:style-name="T6">W</text:span></text:a><text:span text:style-name="T6"> extremely powerful. </text:span></text:p>
      <text:p text:style-name="P1"><text:span text:style-name="T6">As an example of a transitive dependency, suppose one project, called "mytest", was dependent on a jar</text:span><text:a xlink:type="simple" xlink:href="http://en.wikipedia.org/wiki/JAR_%28file_format%29" text:style-name="Internet_20_link" text:visited-style-name="Visited_20_Internet_20_Link"><text:span text:style-name="T6">W</text:span></text:a><text:span text:style-name="T6"> file, such as the popular commons-lang jar file. Now, suppose a second project, "mytest2", was dependent on "mytest". This means that "mytest2" is also dependent on the commons-lang jar file. Maven can help us handle this situation automatically, eliminating much of the work that is needed to manage jar files across projects</text:span></text:p>
      <text:p text:style-name="P2"><text:span text:style-name="T2"/></text:p>
      <text:p text:style-name="P2"><text:span text:style-name="T2">what are the different scopes we have in maven</text:span></text:p>
      <text:p text:style-name="P1"><text:span text:style-name="Teletype"><text:span text:style-name="T6"/></text:span></text:p>
      <table:table table:name="Table3" table:style-name="Table3">
        <table:table-column table:style-name="Table3.A"/>
        <table:table-column table:style-name="Table3.B"/>
        <table:table-row>
          <table:table-cell table:style-name="Table3.A1" office:value-type="string">
            <text:p text:style-name="P2">Sr.No.</text:p>
          </table:table-cell>
          <table:table-cell table:style-name="Table3.A1" office:value-type="string">
            <text:p text:style-name="P2">Scope &amp; Description</text:p>
          </table:table-cell>
        </table:table-row>
        <table:table-row>
          <table:table-cell table:style-name="Table3.A1" office:value-type="string">
            <text:p text:style-name="P2">1</text:p>
          </table:table-cell>
          <table:table-cell table:style-name="Table3.A1" office:value-type="string">
            <text:p text:style-name="P2">compile</text:p>
            <text:p text:style-name="P2">This scope indicates that dependency is available in classpath of project. It is default scope.</text:p>
          </table:table-cell>
        </table:table-row>
        <table:table-row>
          <table:table-cell table:style-name="Table3.A1" office:value-type="string">
            <text:p text:style-name="P2">2</text:p>
          </table:table-cell>
          <table:table-cell table:style-name="Table3.A1" office:value-type="string">
            <text:p text:style-name="P2">provided</text:p>
            <text:p text:style-name="P2">This scope indicates that dependency is to be provided by JDK or web-Server/Container at runtime.</text:p>
          </table:table-cell>
        </table:table-row>
        <table:table-row>
          <table:table-cell table:style-name="Table3.A1" office:value-type="string">
            <text:p text:style-name="P2">3</text:p>
          </table:table-cell>
          <table:table-cell table:style-name="Table3.A1" office:value-type="string">
            <text:p text:style-name="P2">runtime</text:p>
            <text:p text:style-name="P2">This scope indicates that dependency is not required for compilation, but is required during execution.</text:p>
          </table:table-cell>
        </table:table-row>
        <table:table-row>
          <table:table-cell table:style-name="Table3.A1" office:value-type="string">
            <text:p text:style-name="P2">4</text:p>
          </table:table-cell>
          <table:table-cell table:style-name="Table3.A1" office:value-type="string">
            <text:p text:style-name="P2">test</text:p>
            <text:p text:style-name="P2">This scope indicates that the dependency is only available for the test compilation and execution phases.</text:p>
          </table:table-cell>
        </table:table-row>
        <table:table-row>
          <table:table-cell table:style-name="Table3.A1" office:value-type="string">
            <text:p text:style-name="P2">5</text:p>
          </table:table-cell>
          <table:table-cell table:style-name="Table3.A1" office:value-type="string">
            <text:p text:style-name="P2">system</text:p>
            <text:p text:style-name="P2">This scope indicates that you have to provide the system path.</text:p>
          </table:table-cell>
        </table:table-row>
        <table:table-row>
          <table:table-cell table:style-name="Table3.A1" office:value-type="string">
            <text:p text:style-name="P2">6</text:p>
          </table:table-cell>
          <table:table-cell table:style-name="Table3.A1" office:value-type="string">
            <text:p text:style-name="P2">import</text:p>
            <text:p text:style-name="P2">This scope is only used when dependency is of type pom. This scope indicates that the specified POM should be replaced with the dependencies in that POM's &lt;dependencyManagement&gt; section.</text:p>
          </table:table-cell>
        </table:table-row>
      </table:table>
      <text:p text:style-name="P1"><text:span text:style-name="Teletype"><text:span text:style-name="T6"/></text:span></text:p>
      <text:p text:style-name="P1"><text:span text:style-name="Teletype"><text:span text:style-name="T6">Six Dependency scopes in single line:</text:span></text:span></text:p>
      <text:list xml:id="list3897057320" text:style-name="L5">
        <text:list-item>
          <text:p text:style-name="P12"><text:span text:style-name="Strong_20_Emphasis"><text:span text:style-name="T6">compile</text:span></text:span><text:span text:style-name="T6">: default </text:span></text:p>
        </text:list-item>
        <text:list-item>
          <text:p text:style-name="P12"><text:span text:style-name="Strong_20_Emphasis"><text:span text:style-name="T6">provided</text:span></text:span><text:span text:style-name="T6">: by JDK or a container at runtime </text:span></text:p>
        </text:list-item>
        <text:list-item>
          <text:p text:style-name="P12"><text:span text:style-name="Strong_20_Emphasis"><text:span text:style-name="T6">runtime</text:span></text:span><text:span text:style-name="T6">: not required for compilation </text:span></text:p>
        </text:list-item>
        <text:list-item>
          <text:p text:style-name="P12"><text:span text:style-name="Strong_20_Emphasis"><text:span text:style-name="T6">test</text:span></text:span><text:span text:style-name="T6">: used only during tests </text:span></text:p>
        </text:list-item>
        <text:list-item>
          <text:p text:style-name="P12"><text:span text:style-name="Strong_20_Emphasis"><text:span text:style-name="T6">system</text:span></text:span><text:span text:style-name="T6">: provided locally </text:span></text:p>
        </text:list-item>
        <text:list-item>
          <text:p text:style-name="P12"><text:span text:style-name="Strong_20_Emphasis"><text:span text:style-name="T6">import</text:span></text:span><text:span text:style-name="T6">: only available in Maven 2.0.9 or later </text:span></text:p>
        </text:list-item>
      </text:list>
      <text:p text:style-name="P1"><text:span text:style-name="T6"/></text:p>
      <text:p text:style-name="P1"><text:span text:style-name="T6"/></text:p>
      <text:p text:style-name="P1"><text:span text:style-name="T6"/></text:p>
      <text:p text:style-name="P1"><text:soft-page-break/><text:span text:style-name="Strong_20_Emphasis"><text:span text:style-name="T6">compile</text:span></text:span></text:p>
      <text:p text:style-name="P2">This is the default scope, used if none is specified. Compile dependencies are available in all classpaths of a project. Furthermore, those dependencies are propagated to dependent projects.</text:p>
      <text:p text:style-name="P1"><text:span text:style-name="Strong_20_Emphasis"><text:span text:style-name="T6">provided</text:span></text:span></text:p>
      <text:p text:style-name="P2">This is much like compile, but indicates you expect the JDK or a container to provide the dependency at runtime. For example, when building a web application for the Java Enterprise Edition, you would set the dependency on the Servlet API and related Java EE APIs to scope provided because the web container provides those classes. This scope is only available on the compilation and test classpath, and is not transitive.</text:p>
      <text:p text:style-name="P1"><text:span text:style-name="Strong_20_Emphasis"><text:span text:style-name="T6">runtime</text:span></text:span></text:p>
      <text:p text:style-name="P2">This scope indicates that the dependency is not required for compilation, but is for execution. It is in the runtime and test classpaths, but not the compile classpath.</text:p>
      <text:p text:style-name="P1"><text:span text:style-name="Strong_20_Emphasis"><text:span text:style-name="T6">test</text:span></text:span></text:p>
      <text:p text:style-name="P2">This scope indicates that the dependency is not required for normal use of the application, and is only available for the test compilation and execution phases.</text:p>
      <text:p text:style-name="P1"><text:span text:style-name="Strong_20_Emphasis"><text:span text:style-name="T6">system</text:span></text:span></text:p>
      <text:p text:style-name="P2">This scope is similar to provided except that you have to provide the JAR which contains it explicitly. The artifact is always available and is not looked up in a repository.</text:p>
      <text:p text:style-name="P1"><text:span text:style-name="Strong_20_Emphasis"><text:span text:style-name="T6">import</text:span></text:span><text:span text:style-name="T6"> (only available in Maven 2.0.9 or later)</text:span></text:p>
      <text:p text:style-name="P2">This scope is only used on a dependency of type pom in the section. It indicates that the specified POM should be replaced with the dependencies in that POM's section. Since they are replaced, dependencies with a scope of import do not actually participate in limiting the transitivity of a dependency.</text:p>
      <text:p text:style-name="P1"><text:span text:style-name="Teletype"><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16:33:04.394856554</meta:creation-date>
    <dc:date>2017-12-22T10:03:06.779001002</dc:date>
    <meta:editing-duration>PT28M38S</meta:editing-duration>
    <meta:editing-cycles>3</meta:editing-cycles>
    <meta:generator>LibreOffice/5.3.1.2$Linux_X86_64 LibreOffice_project/30m0$Build-2</meta:generator>
    <meta:document-statistic meta:table-count="3" meta:image-count="0" meta:object-count="0" meta:page-count="7" meta:paragraph-count="196" meta:word-count="2072" meta:character-count="12919" meta:non-whitespace-character-count="10971"/>
  </office:meta>
</office:document-meta>
</file>